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7" office:value-type="string" table:number-columns-spanned="6" table:number-rows-spanned="1">
            <text:p>Returns an AD,S and GPS,S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 IN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7" office:value-type="string" table:number-columns-spanned="6" table:number-rows-spanned="1">
            <text:p>Returns an LI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6">
          <table:table-cell table:number-columns-repeated="4"/>
          <table:table-cell table:style-name="ce5" office:value-type="string">
            <text:p>from ref no position</text:p>
          </table:table-cell>
          <table:table-cell table:style-name="ce5" office:value-type="string">
            <text:p>number of samples to send</text:p>
          </table:table-cell>
          <table:table-cell table:number-columns-repeated="1018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7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8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7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9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no of refs</text:p>
          </table:table-cell>
          <table:table-cell table:style-name="Default"/>
          <table:table-cell table:style-name="ce5"/>
          <table:table-cell table:style-name="Default"/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ce17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19"/>
          <table:table-cell table:number-columns-repeated="1010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7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10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7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 table:number-columns-spanned="3" table:number-rows-spanned="1">
            <text:p>Error codes (defined in rf.h and buoy.py):</text:p>
          </table:table-cell>
          <table:covered-table-cell/>
          <table:covered-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CONFIRM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_BADCOMMAND</text:p>
          </table:table-cell>
          <table:table-cell table:style-name="ce13"/>
          <table:table-cell table:style-name="ce10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_UNKNOWNCOMMAND</text:p>
          </table:table-cell>
          <table:table-cell table:style-name="ce13"/>
          <table:table-cell table:style-name="ce10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_SDUNAVAILABLE</text:p>
          </table:table-cell>
          <table:table-cell table:style-name="ce13"/>
          <table:table-cell table:style-name="ce10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_NOSUCHREF</text:p>
          </table:table-cell>
          <table:table-cell table:style-name="ce13"/>
          <table:table-cell table:style-name="ce10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_NOSUCHSAMPLE</text:p>
          </table:table-cell>
          <table:table-cell table:style-name="ce13"/>
          <table:table-cell table:style-name="ce10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_NOSUCHDAT</text:p>
          </table:table-cell>
          <table:table-cell table:style-name="ce13"/>
          <table:table-cell table:style-name="ce10" office:value-type="float" office:value="7">
            <text:p>7</text:p>
          </table:table-cell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18T15:36:47</dc:date>
    <dc:creator>Gaute Hope</dc:creator>
    <meta:editing-duration>P2DT21H32M11S</meta:editing-duration>
    <meta:editing-cycles>59</meta:editing-cycles>
    <meta:generator>LibreOffice/3.5$Linux_X86_64 LibreOffice_project/350m1$Build-202</meta:generator>
    <meta:document-statistic meta:table-count="3" meta:cell-count="113" meta:object-count="0"/>
  </office:meta>
</office:document-meta>
</file>